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herited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1.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NestedWithInheritedConfigAndTestInterfac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3.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heritedAndExtended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1.a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NestedWithOverridden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OverriddenByDefault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2.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NestedWithInheritedConfigButOverriddenProfiles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2.a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Nested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3.a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